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30.22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24.77mm"/>
    </style:style>
    <style:style style:name="co10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 style:data-style-name="N4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 preprocessing" table:style-name="ta1">
        <table:table-column table:style-name="co1" table:number-columns-repeated="2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row table:style-name="ro1">
          <table:table-cell table:style-name="ce1"/>
          <table:table-cell/>
          <table:table-cell table:style-name="Default"/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style-name="ce2" office:value-type="string" calcext:value-type="string">
            <text:p>Coeficientes de correlación de Pearson</text:p>
          </table:table-cell>
          <table:table-cell table:style-name="Default"/>
          <table:table-cell/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style-name="ce3" office:value-type="string" calcext:value-type="string">
            <text:p>Corpus</text:p>
          </table:table-cell>
          <table:table-cell table:style-name="ce3" office:value-type="string" calcext:value-type="string">
            <text:p>W2V + AVG</text:p>
          </table:table-cell>
          <table:table-cell table:style-name="ce3" office:value-type="string" calcext:value-type="string">
            <text:p>W2V + SIF</text:p>
          </table:table-cell>
          <table:table-cell table:style-name="ce3" office:value-type="string" calcext:value-type="string">
            <text:p>W2V + WMD</text:p>
          </table:table-cell>
          <table:table-cell table:style-name="ce3" office:value-type="string" calcext:value-type="string">
            <text:p>GLOVE + AVG</text:p>
          </table:table-cell>
          <table:table-cell table:style-name="ce3" office:value-type="string" calcext:value-type="string">
            <text:p>GLOVE+SIF</text:p>
          </table:table-cell>
          <table:table-cell table:style-name="ce3" office:value-type="string" calcext:value-type="string">
            <text:p>GLOVE + WMD</text:p>
          </table:table-cell>
          <table:table-cell table:style-name="ce3" office:value-type="string" calcext:value-type="string">
            <text:p>FT + AVG</text:p>
          </table:table-cell>
          <table:table-cell table:style-name="ce3" office:value-type="string" calcext:value-type="string">
            <text:p>FT + SIF</text:p>
          </table:table-cell>
          <table:table-cell table:style-name="ce3" office:value-type="string" calcext:value-type="string">
            <text:p>FT + WMD</text:p>
          </table:table-cell>
        </table:table-row>
        <table:table-row table:style-name="ro1">
          <table:table-cell/>
          <table:table-cell table:style-name="ce3" office:value-type="string" calcext:value-type="string">
            <text:p>STS12</text:p>
          </table:table-cell>
          <table:table-cell office:value-type="float" office:value="0.557673176122975" calcext:value-type="float">
            <text:p>0,557673176122975</text:p>
          </table:table-cell>
          <table:table-cell table:style-name="ce6" office:value-type="float" office:value="0.566996378749544" calcext:value-type="float">
            <text:p>0,566996378749544</text:p>
          </table:table-cell>
          <table:table-cell office:value-type="float" office:value="0.473513393194355" calcext:value-type="float">
            <text:p>0,473513393194355</text:p>
          </table:table-cell>
          <table:table-cell office:value-type="float" office:value="0.550325345521787" calcext:value-type="float">
            <text:p>0,550325345521787</text:p>
          </table:table-cell>
          <table:table-cell office:value-type="float" office:value="0.588700548138792" calcext:value-type="float">
            <text:p>0,588700548138792</text:p>
          </table:table-cell>
          <table:table-cell office:value-type="float" office:value="0.551122650795936" calcext:value-type="float">
            <text:p>0,551122650795936</text:p>
          </table:table-cell>
          <table:table-cell office:value-type="float" office:value="0.60055486093192" calcext:value-type="float">
            <text:p>0,60055486093192</text:p>
          </table:table-cell>
          <table:table-cell office:value-type="float" office:value="0.62125791200929" calcext:value-type="float">
            <text:p>0,62125791200929</text:p>
          </table:table-cell>
          <table:table-cell table:style-name="ce6" office:value-type="float" office:value="0.553524677401539" calcext:value-type="float">
            <text:p>0,553524677401539</text:p>
          </table:table-cell>
        </table:table-row>
        <table:table-row table:style-name="ro1">
          <table:table-cell/>
          <table:table-cell table:style-name="ce3" office:value-type="string" calcext:value-type="string">
            <text:p>STS13</text:p>
          </table:table-cell>
          <table:table-cell office:value-type="float" office:value="0.640235473229834" calcext:value-type="float">
            <text:p>0,640235473229834</text:p>
          </table:table-cell>
          <table:table-cell table:style-name="ce6" office:value-type="float" office:value="0.722684471434279" calcext:value-type="float">
            <text:p>0,722684471434279</text:p>
          </table:table-cell>
          <table:table-cell office:value-type="float" office:value="0.521227758870039" calcext:value-type="float">
            <text:p>0,521227758870039</text:p>
          </table:table-cell>
          <table:table-cell office:value-type="float" office:value="0.543094798039682" calcext:value-type="float">
            <text:p>0,543094798039682</text:p>
          </table:table-cell>
          <table:table-cell office:value-type="float" office:value="0.700375189175267" calcext:value-type="float">
            <text:p>0,700375189175267</text:p>
          </table:table-cell>
          <table:table-cell office:value-type="float" office:value="0.486484502344935" calcext:value-type="float">
            <text:p>0,486484502344935</text:p>
          </table:table-cell>
          <table:table-cell office:value-type="float" office:value="0.639585465134814" calcext:value-type="float">
            <text:p>0,639585465134814</text:p>
          </table:table-cell>
          <table:table-cell office:value-type="float" office:value="0.743114999290766" calcext:value-type="float">
            <text:p>0,743114999290766</text:p>
          </table:table-cell>
          <table:table-cell table:style-name="ce6" office:value-type="float" office:value="0.504325195747527" calcext:value-type="float">
            <text:p>0,504325195747527</text:p>
          </table:table-cell>
        </table:table-row>
        <table:table-row table:style-name="ro1">
          <table:table-cell/>
          <table:table-cell table:style-name="ce3" office:value-type="string" calcext:value-type="string">
            <text:p>STS14</text:p>
          </table:table-cell>
          <table:table-cell office:value-type="float" office:value="0.686784766663471" calcext:value-type="float">
            <text:p>0,686784766663471</text:p>
          </table:table-cell>
          <table:table-cell table:style-name="ce6" office:value-type="float" office:value="0.727917717807576" calcext:value-type="float">
            <text:p>0,727917717807576</text:p>
          </table:table-cell>
          <table:table-cell office:value-type="float" office:value="0.612197054133105" calcext:value-type="float">
            <text:p>0,612197054133105</text:p>
          </table:table-cell>
          <table:table-cell office:value-type="float" office:value="0.562481768655027" calcext:value-type="float">
            <text:p>0,562481768655027</text:p>
          </table:table-cell>
          <table:table-cell office:value-type="float" office:value="0.706891534323239" calcext:value-type="float">
            <text:p>0,706891534323239</text:p>
          </table:table-cell>
          <table:table-cell office:value-type="float" office:value="0.580304342694943" calcext:value-type="float">
            <text:p>0,580304342694943</text:p>
          </table:table-cell>
          <table:table-cell office:value-type="float" office:value="0.666441560463602" calcext:value-type="float">
            <text:p>0,666441560463602</text:p>
          </table:table-cell>
          <table:table-cell office:value-type="float" office:value="0.735612902331494" calcext:value-type="float">
            <text:p>0,735612902331494</text:p>
          </table:table-cell>
          <table:table-cell table:style-name="ce6" office:value-type="float" office:value="0.592086495813563" calcext:value-type="float">
            <text:p>0,592086495813563</text:p>
          </table:table-cell>
        </table:table-row>
        <table:table-row table:style-name="ro1">
          <table:table-cell/>
          <table:table-cell table:style-name="ce3" office:value-type="string" calcext:value-type="string">
            <text:p>STS15</text:p>
          </table:table-cell>
          <table:table-cell office:value-type="float" office:value="0.704878247802699" calcext:value-type="float">
            <text:p>0,704878247802699</text:p>
          </table:table-cell>
          <table:table-cell table:style-name="ce8" office:value-type="float" office:value="0.74895343874034" calcext:value-type="float">
            <text:p>0,74895343874034</text:p>
          </table:table-cell>
          <table:table-cell office:value-type="float" office:value="0.68388240126012" calcext:value-type="float">
            <text:p>0,68388240126012</text:p>
          </table:table-cell>
          <table:table-cell office:value-type="float" office:value="0.60062418650612" calcext:value-type="float">
            <text:p>0,60062418650612</text:p>
          </table:table-cell>
          <table:table-cell office:value-type="float" office:value="0.731927675087643" calcext:value-type="float">
            <text:p>0,731927675087643</text:p>
          </table:table-cell>
          <table:table-cell office:value-type="float" office:value="0.679640652469246" calcext:value-type="float">
            <text:p>0,679640652469246</text:p>
          </table:table-cell>
          <table:table-cell office:value-type="float" office:value="0.699853425299331" calcext:value-type="float">
            <text:p>0,699853425299331</text:p>
          </table:table-cell>
          <table:table-cell office:value-type="float" office:value="0.761278289996281" calcext:value-type="float">
            <text:p>0,761278289996281</text:p>
          </table:table-cell>
          <table:table-cell table:style-name="ce9" office:value-type="float" office:value="0.688787216945818" calcext:value-type="float">
            <text:p>0,69</text:p>
          </table:table-cell>
        </table:table-row>
        <table:table-row table:style-name="ro1">
          <table:table-cell/>
          <table:table-cell table:style-name="ce3" office:value-type="string" calcext:value-type="string">
            <text:p>STS16</text:p>
          </table:table-cell>
          <table:table-cell office:value-type="float" office:value="0.639094237145601" calcext:value-type="float">
            <text:p>0,639094237145601</text:p>
          </table:table-cell>
          <table:table-cell table:style-name="ce6" office:value-type="float" office:value="0.719059221245418" calcext:value-type="float">
            <text:p>0,719059221245418</text:p>
          </table:table-cell>
          <table:table-cell office:value-type="float" office:value="0.640801582226779" calcext:value-type="float">
            <text:p>0,640801582226779</text:p>
          </table:table-cell>
          <table:table-cell office:value-type="float" office:value="0.502543395793835" calcext:value-type="float">
            <text:p>0,502543395793835</text:p>
          </table:table-cell>
          <table:table-cell office:value-type="float" office:value="0.68466825893188" calcext:value-type="float">
            <text:p>0,68466825893188</text:p>
          </table:table-cell>
          <table:table-cell office:value-type="float" office:value="0.613274780756332" calcext:value-type="float">
            <text:p>0,613274780756332</text:p>
          </table:table-cell>
          <table:table-cell office:value-type="float" office:value="0.632623749975396" calcext:value-type="float">
            <text:p>0,632623749975396</text:p>
          </table:table-cell>
          <table:table-cell office:value-type="float" office:value="0.731539572067685" calcext:value-type="float">
            <text:p>0,731539572067685</text:p>
          </table:table-cell>
          <table:table-cell table:style-name="ce6" office:value-type="float" office:value="0.631221288564823" calcext:value-type="float">
            <text:p>0,631221288564823</text:p>
          </table:table-cell>
        </table:table-row>
        <table:table-row table:style-name="ro1">
          <table:table-cell/>
          <table:table-cell table:style-name="ce4" table:number-columns-repeated="10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style-name="ce2" office:value-type="string" calcext:value-type="string">
            <text:p>Rankings</text:p>
          </table:table-cell>
          <table:table-cell table:style-name="Default"/>
          <table:table-cell/>
          <table:table-cell table:style-name="Default" table:number-columns-repeated="6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style-name="ce5" office:value-type="string" calcext:value-type="string">
            <text:p>Corpus</text:p>
          </table:table-cell>
          <table:table-cell table:style-name="ce5" office:value-type="string" calcext:value-type="string">
            <text:p>W2V + AVG</text:p>
          </table:table-cell>
          <table:table-cell table:style-name="ce5" office:value-type="string" calcext:value-type="string">
            <text:p>W2V + SIF</text:p>
          </table:table-cell>
          <table:table-cell table:style-name="ce5" office:value-type="string" calcext:value-type="string">
            <text:p>W2V + WMD</text:p>
          </table:table-cell>
          <table:table-cell table:style-name="ce5" office:value-type="string" calcext:value-type="string">
            <text:p>GLOVE + AVG</text:p>
          </table:table-cell>
          <table:table-cell table:style-name="ce5" office:value-type="string" calcext:value-type="string">
            <text:p>GLOVE+SIF</text:p>
          </table:table-cell>
          <table:table-cell table:style-name="ce5" office:value-type="string" calcext:value-type="string">
            <text:p>GLOVE + WMD</text:p>
          </table:table-cell>
          <table:table-cell table:style-name="ce5" office:value-type="string" calcext:value-type="string">
            <text:p>FT + AVG</text:p>
          </table:table-cell>
          <table:table-cell table:style-name="ce5" office:value-type="string" calcext:value-type="string">
            <text:p>FT + SIF</text:p>
          </table:table-cell>
          <table:table-cell table:style-name="ce5" office:value-type="string" calcext:value-type="string">
            <text:p>FT + WMD</text:p>
          </table:table-cell>
        </table:table-row>
        <table:table-row table:style-name="ro1">
          <table:table-cell/>
          <table:table-cell table:style-name="ce5" office:value-type="string" calcext:value-type="string">
            <text:p>STS12</text:p>
          </table:table-cell>
          <table:table-cell table:formula="of:=RANK([.C5];[.$C$5:.$K$5])" office:value-type="float" office:value="5" calcext:value-type="float">
            <text:p>5</text:p>
          </table:table-cell>
          <table:table-cell table:style-name="ce6" table:formula="of:=RANK([.D5];[.$C$5:.$K$5])" office:value-type="float" office:value="4" calcext:value-type="float">
            <text:p>4</text:p>
          </table:table-cell>
          <table:table-cell table:formula="of:=RANK([.E5];[.$C$5:.$K$5])" office:value-type="float" office:value="9" calcext:value-type="float">
            <text:p>9</text:p>
          </table:table-cell>
          <table:table-cell table:formula="of:=RANK([.F5];[.$C$5:.$K$5])" office:value-type="float" office:value="8" calcext:value-type="float">
            <text:p>8</text:p>
          </table:table-cell>
          <table:table-cell table:formula="of:=RANK([.G5];[.$C$5:.$K$5])" office:value-type="float" office:value="3" calcext:value-type="float">
            <text:p>3</text:p>
          </table:table-cell>
          <table:table-cell table:formula="of:=RANK([.H5];[.$C$5:.$K$5])" office:value-type="float" office:value="7" calcext:value-type="float">
            <text:p>7</text:p>
          </table:table-cell>
          <table:table-cell table:formula="of:=RANK([.I5];[.$C$5:.$K$5])" office:value-type="float" office:value="2" calcext:value-type="float">
            <text:p>2</text:p>
          </table:table-cell>
          <table:table-cell table:formula="of:=RANK([.J5];[.$C$5:.$K$5])" office:value-type="float" office:value="1" calcext:value-type="float">
            <text:p>1</text:p>
          </table:table-cell>
          <table:table-cell table:style-name="ce6" table:formula="of:=RANK([.K5];[.$C$5:.$K$5])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5" office:value-type="string" calcext:value-type="string">
            <text:p>STS13</text:p>
          </table:table-cell>
          <table:table-cell table:formula="of:= RANK([.C6];[.$C$6:.$K$6])" office:value-type="float" office:value="4" calcext:value-type="float">
            <text:p>4</text:p>
          </table:table-cell>
          <table:table-cell table:style-name="ce6" table:formula="of:= RANK([.D6];[.$C$6:.$K$6])" office:value-type="float" office:value="2" calcext:value-type="float">
            <text:p>2</text:p>
          </table:table-cell>
          <table:table-cell table:formula="of:= RANK([.E6];[.$C$6:.$K$6])" office:value-type="float" office:value="7" calcext:value-type="float">
            <text:p>7</text:p>
          </table:table-cell>
          <table:table-cell table:formula="of:= RANK([.F6];[.$C$6:.$K$6])" office:value-type="float" office:value="6" calcext:value-type="float">
            <text:p>6</text:p>
          </table:table-cell>
          <table:table-cell table:formula="of:= RANK([.G6];[.$C$6:.$K$6])" office:value-type="float" office:value="3" calcext:value-type="float">
            <text:p>3</text:p>
          </table:table-cell>
          <table:table-cell table:formula="of:= RANK([.H6];[.$C$6:.$K$6])" office:value-type="float" office:value="9" calcext:value-type="float">
            <text:p>9</text:p>
          </table:table-cell>
          <table:table-cell table:formula="of:= RANK([.I6];[.$C$6:.$K$6])" office:value-type="float" office:value="5" calcext:value-type="float">
            <text:p>5</text:p>
          </table:table-cell>
          <table:table-cell table:formula="of:= RANK([.J6];[.$C$6:.$K$6])" office:value-type="float" office:value="1" calcext:value-type="float">
            <text:p>1</text:p>
          </table:table-cell>
          <table:table-cell table:style-name="ce6" table:formula="of:= RANK([.K6];[.$C$6:.$K$6]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5" office:value-type="string" calcext:value-type="string">
            <text:p>STS14</text:p>
          </table:table-cell>
          <table:table-cell table:formula="of:= RANK([.C7];[.$C$7:.$K$7])" office:value-type="float" office:value="4" calcext:value-type="float">
            <text:p>4</text:p>
          </table:table-cell>
          <table:table-cell table:style-name="ce6" table:formula="of:= RANK([.D7];[.$C$7:.$K$7])" office:value-type="float" office:value="2" calcext:value-type="float">
            <text:p>2</text:p>
          </table:table-cell>
          <table:table-cell table:formula="of:= RANK([.E7];[.$C$7:.$K$7])" office:value-type="float" office:value="6" calcext:value-type="float">
            <text:p>6</text:p>
          </table:table-cell>
          <table:table-cell table:formula="of:= RANK([.F7];[.$C$7:.$K$7])" office:value-type="float" office:value="9" calcext:value-type="float">
            <text:p>9</text:p>
          </table:table-cell>
          <table:table-cell table:formula="of:= RANK([.G7];[.$C$7:.$K$7])" office:value-type="float" office:value="3" calcext:value-type="float">
            <text:p>3</text:p>
          </table:table-cell>
          <table:table-cell table:formula="of:= RANK([.H7];[.$C$7:.$K$7])" office:value-type="float" office:value="8" calcext:value-type="float">
            <text:p>8</text:p>
          </table:table-cell>
          <table:table-cell table:formula="of:= RANK([.I7];[.$C$7:.$K$7])" office:value-type="float" office:value="5" calcext:value-type="float">
            <text:p>5</text:p>
          </table:table-cell>
          <table:table-cell table:formula="of:= RANK([.J7];[.$C$7:.$K$7])" office:value-type="float" office:value="1" calcext:value-type="float">
            <text:p>1</text:p>
          </table:table-cell>
          <table:table-cell table:style-name="ce6" table:formula="of:= RANK([.K7];[.$C$7:.$K$7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5" office:value-type="string" calcext:value-type="string">
            <text:p>STS15</text:p>
          </table:table-cell>
          <table:table-cell table:formula="of:= RANK([.C8];[.$C$8:.$K$8])" office:value-type="float" office:value="4" calcext:value-type="float">
            <text:p>4</text:p>
          </table:table-cell>
          <table:table-cell table:style-name="ce6" table:formula="of:= RANK([.D8];[.$C$8:.$K$8])" office:value-type="float" office:value="2" calcext:value-type="float">
            <text:p>2</text:p>
          </table:table-cell>
          <table:table-cell table:formula="of:= RANK([.E8];[.$C$8:.$K$8])" office:value-type="float" office:value="7" calcext:value-type="float">
            <text:p>7</text:p>
          </table:table-cell>
          <table:table-cell table:formula="of:= RANK([.F8];[.$C$8:.$K$8])" office:value-type="float" office:value="9" calcext:value-type="float">
            <text:p>9</text:p>
          </table:table-cell>
          <table:table-cell table:formula="of:= RANK([.G8];[.$C$8:.$K$8])" office:value-type="float" office:value="3" calcext:value-type="float">
            <text:p>3</text:p>
          </table:table-cell>
          <table:table-cell table:formula="of:= RANK([.H8];[.$C$8:.$K$8])" office:value-type="float" office:value="8" calcext:value-type="float">
            <text:p>8</text:p>
          </table:table-cell>
          <table:table-cell table:formula="of:= RANK([.I8];[.$C$8:.$K$8])" office:value-type="float" office:value="5" calcext:value-type="float">
            <text:p>5</text:p>
          </table:table-cell>
          <table:table-cell table:formula="of:= RANK([.J8];[.$C$8:.$K$8])" office:value-type="float" office:value="1" calcext:value-type="float">
            <text:p>1</text:p>
          </table:table-cell>
          <table:table-cell table:style-name="ce6" table:formula="of:= RANK([.K8];[.$C$8:.$K$8])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5" office:value-type="string" calcext:value-type="string">
            <text:p>STS16</text:p>
          </table:table-cell>
          <table:table-cell table:formula="of:= RANK([.C9];[.$C$9:.$K$9])" office:value-type="float" office:value="5" calcext:value-type="float">
            <text:p>5</text:p>
          </table:table-cell>
          <table:table-cell table:style-name="ce6" table:formula="of:= RANK([.D9];[.$C$9:.$K$9])" office:value-type="float" office:value="2" calcext:value-type="float">
            <text:p>2</text:p>
          </table:table-cell>
          <table:table-cell table:formula="of:= RANK([.E9];[.$C$9:.$K$9])" office:value-type="float" office:value="4" calcext:value-type="float">
            <text:p>4</text:p>
          </table:table-cell>
          <table:table-cell table:formula="of:= RANK([.F9];[.$C$9:.$K$9])" office:value-type="float" office:value="9" calcext:value-type="float">
            <text:p>9</text:p>
          </table:table-cell>
          <table:table-cell table:formula="of:= RANK([.G9];[.$C$9:.$K$9])" office:value-type="float" office:value="3" calcext:value-type="float">
            <text:p>3</text:p>
          </table:table-cell>
          <table:table-cell table:formula="of:= RANK([.H9];[.$C$9:.$K$9])" office:value-type="float" office:value="8" calcext:value-type="float">
            <text:p>8</text:p>
          </table:table-cell>
          <table:table-cell table:formula="of:= RANK([.I9];[.$C$9:.$K$9])" office:value-type="float" office:value="6" calcext:value-type="float">
            <text:p>6</text:p>
          </table:table-cell>
          <table:table-cell table:formula="of:= RANK([.J9];[.$C$9:.$K$9])" office:value-type="float" office:value="1" calcext:value-type="float">
            <text:p>1</text:p>
          </table:table-cell>
          <table:table-cell table:style-name="ce6" table:formula="of:= RANK([.K9];[.$C$9:.$K$9])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style-name="ce7" table:number-columns-repeated="9"/>
        </table:table-row>
        <table:table-row table:style-name="ro1">
          <table:table-cell/>
          <table:table-cell table:style-name="ce5" office:value-type="string" calcext:value-type="string">
            <text:p>Promedio</text:p>
          </table:table-cell>
          <table:table-cell table:style-name="ce8" table:formula="of:=SUM([.C18:.C22])/5" office:value-type="float" office:value="4.4" calcext:value-type="float">
            <text:p>4,4</text:p>
          </table:table-cell>
          <table:table-cell table:style-name="ce8" table:formula="of:=SUM([.D18:.D22])/5" office:value-type="float" office:value="2.4" calcext:value-type="float">
            <text:p>2,4</text:p>
          </table:table-cell>
          <table:table-cell table:style-name="ce8" table:formula="of:=SUM([.E18:.E22])/5" office:value-type="float" office:value="6.6" calcext:value-type="float">
            <text:p>6,6</text:p>
          </table:table-cell>
          <table:table-cell table:style-name="ce8" table:formula="of:=SUM([.F18:.F22])/5" office:value-type="float" office:value="8.2" calcext:value-type="float">
            <text:p>8,2</text:p>
          </table:table-cell>
          <table:table-cell table:style-name="ce8" table:formula="of:=SUM([.G18:.G22])/5" office:value-type="float" office:value="3" calcext:value-type="float">
            <text:p>3</text:p>
          </table:table-cell>
          <table:table-cell table:style-name="ce8" table:formula="of:=SUM([.H18:.H22])/5" office:value-type="float" office:value="8" calcext:value-type="float">
            <text:p>8</text:p>
          </table:table-cell>
          <table:table-cell table:style-name="ce8" table:formula="of:=SUM([.I18:.I22])/5" office:value-type="float" office:value="4.6" calcext:value-type="float">
            <text:p>4,6</text:p>
          </table:table-cell>
          <table:table-cell table:style-name="ce8" table:formula="of:=SUM([.J18:.J22])/5" office:value-type="float" office:value="1" calcext:value-type="float">
            <text:p>1</text:p>
          </table:table-cell>
          <table:table-cell table:style-name="ce8" table:formula="of:=SUM([.K18:.K22])/5" office:value-type="float" office:value="6.8" calcext:value-type="float">
            <text:p>6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4" loext:min-decimal-places="14" number:min-integer-digits="1"/>
    </number:number-style>
    <number:number-style style:name="N105">
      <number:number number:decimal-places="15" loext:min-decimal-places="15" number:min-integer-digits="1"/>
    </number:number-style>
    <number:number-style style:name="N106">
      <number:number number:decimal-places="16" loext:min-decimal-places="16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2:04:49.966126020</meta:creation-date>
    <dc:date>2020-02-25T12:51:04.763480999</dc:date>
    <meta:editing-duration>PT15M43S</meta:editing-duration>
    <meta:editing-cycles>5</meta:editing-cycles>
    <meta:generator>LibreOffice/6.0.7.3$Linux_X86_64 LibreOffice_project/00m0$Build-3</meta:generator>
    <meta:document-statistic meta:table-count="1" meta:cell-count="132" meta:object-count="0"/>
  </office:meta>
</office:document-meta>
</file>